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d1d1" officeooo:paragraph-rsid="000ad1d1"/>
    </style:style>
    <style:style style:name="P2" style:family="paragraph" style:parent-style-name="Standard">
      <style:paragraph-properties fo:text-align="center" style:justify-single-word="false"/>
      <style:text-properties officeooo:rsid="000ad1d1" officeooo:paragraph-rsid="000ad1d1"/>
    </style:style>
    <style:style style:name="P3" style:family="paragraph" style:parent-style-name="Standard">
      <style:text-properties fo:font-style="italic" officeooo:rsid="000ad1d1" officeooo:paragraph-rsid="000ad1d1" style:font-style-asian="italic" style:font-style-complex="italic"/>
    </style:style>
    <style:style style:name="P4" style:family="paragraph" style:parent-style-name="Standard">
      <style:text-properties officeooo:rsid="000c9b18" officeooo:paragraph-rsid="000c9b18"/>
    </style:style>
    <style:style style:name="P5" style:family="paragraph" style:parent-style-name="Standard">
      <style:text-properties officeooo:rsid="000cde67" officeooo:paragraph-rsid="000cde67"/>
    </style:style>
    <style:style style:name="P6" style:family="paragraph" style:parent-style-name="Standard">
      <style:text-properties officeooo:rsid="000dbb4e" officeooo:paragraph-rsid="000dbb4e"/>
    </style:style>
    <style:style style:name="P7" style:family="paragraph" style:parent-style-name="Standard">
      <style:text-properties officeooo:rsid="000dbb4e" officeooo:paragraph-rsid="000f4297"/>
    </style:style>
    <style:style style:name="P8" style:family="paragraph" style:parent-style-name="Standard">
      <style:text-properties officeooo:rsid="0010a7e7" officeooo:paragraph-rsid="0010a7e7"/>
    </style:style>
    <style:style style:name="P9" style:family="paragraph" style:parent-style-name="Standard">
      <style:text-properties officeooo:rsid="0010b560" officeooo:paragraph-rsid="0010b560"/>
    </style:style>
    <style:style style:name="P10" style:family="paragraph" style:parent-style-name="Standard">
      <style:text-properties officeooo:rsid="0014d1e5" officeooo:paragraph-rsid="0014d1e5"/>
    </style:style>
    <style:style style:name="P11" style:family="paragraph" style:parent-style-name="Standard">
      <style:text-properties officeooo:rsid="0015ae7b" officeooo:paragraph-rsid="0015ae7b"/>
    </style:style>
    <style:style style:name="T1" style:family="text">
      <style:text-properties officeooo:rsid="000ad1d1"/>
    </style:style>
    <style:style style:name="T2" style:family="text">
      <style:text-properties style:font-name="Liberation Sans" fo:font-size="28pt" fo:font-weight="bold" officeooo:rsid="000ad1d1" style:font-name-asian="PingFang SC" style:font-size-asian="28pt" style:font-weight-asian="bold" style:font-name-complex="Arial Unicode MS" style:font-size-complex="28pt" style:font-weight-complex="bold"/>
    </style:style>
    <style:style style:name="T3" style:family="text">
      <style:text-properties officeooo:rsid="000c9b18"/>
    </style:style>
    <style:style style:name="T4" style:family="text">
      <style:text-properties style:text-position="sub 58%"/>
    </style:style>
    <style:style style:name="T5" style:family="text">
      <style:text-properties style:text-position="sub 58%" officeooo:rsid="0015ae7b"/>
    </style:style>
    <style:style style:name="T6" style:family="text">
      <style:text-properties officeooo:rsid="000dbb4e"/>
    </style:style>
    <style:style style:name="T7" style:family="text">
      <style:text-properties officeooo:rsid="000f4297"/>
    </style:style>
    <style:style style:name="T8" style:family="text">
      <style:text-properties officeooo:rsid="0010b560"/>
    </style:style>
    <style:style style:name="T9" style:family="text">
      <style:text-properties officeooo:rsid="00119d49"/>
    </style:style>
    <style:style style:name="T10" style:family="text">
      <style:text-properties officeooo:rsid="0011e76c"/>
    </style:style>
    <style:style style:name="T11" style:family="text">
      <style:text-properties officeooo:rsid="00134341"/>
    </style:style>
    <style:style style:name="T12" style:family="text">
      <style:text-properties officeooo:rsid="0014d1e5"/>
    </style:style>
    <style:style style:name="T13" style:family="text">
      <style:text-properties officeooo:rsid="0015ae7b"/>
    </style:style>
    <style:style style:name="T14" style:family="text">
      <style:text-properties style:text-position="super 58%"/>
    </style:style>
    <style:style style:name="T15" style:family="text">
      <style:text-properties style:text-position="super 58%" officeooo:rsid="0015ae7b"/>
    </style:style>
    <style:style style:name="T16" style:family="text">
      <style:text-properties style:text-position="0% 100%" officeooo:rsid="0015ae7b"/>
    </style:style>
    <style:style style:name="T17" style:family="text">
      <style:text-properties officeooo:rsid="00172e00"/>
    </style:style>
    <style:style style:name="T18" style:family="text">
      <style:text-properties officeooo:rsid="001823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tisfied <text:span text:style-name="T1">Natural </text:span><text:span text:style-name="T2">Numbers</text:span></text:p>
      <text:p text:style-name="P2">by Sven Nilsen, 2023</text:p>
      <text:p text:style-name="P1"/>
      <text:p text:style-name="P3">In this paper I present a perspective of natural numbers which allows talking about countability for finite numbers <text:span text:style-name="T3">in relation to a “measure rod”. This generalizes the notion of counting by introducing satisfied and unsatisfied numbers. </text:span><text:span text:style-name="T12">Furthermore, using this definition, a Hartogs’ number is constructed</text:span><text:span text:style-name="T11"> </text:span><text:span text:style-name="T18">with</text:span><text:span text:style-name="T17"> lower cardinality than real numbers, but is larger than any real</text:span><text:span text:style-name="T11">.</text:span></text:p>
      <text:p text:style-name="P1"/>
      <text:p text:style-name="P4">A natural number `x` is said to be “satisfied” relative to `n` when the following property holds:</text:p>
      <text:p text:style-name="P4"/>
      <text:p text:style-name="P4"><text:tab/>x == ∑ i { y<text:span text:style-name="T4">i</text:span> } <text:s/><text:tab/>where<text:tab/><text:tab/>∃ i { y<text:span text:style-name="T4">i</text:span> &lt; n }</text:p>
      <text:p text:style-name="P4"/>
      <text:p text:style-name="P5">One important property of satisfied numbers, is that they distinguishes theories like <text:span text:style-name="T12">general </text:span>Set Theory, or Peano arithmetic, where there are only satisfied numbers, from theories where products play a central role in representing large numbers.</text:p>
      <text:p text:style-name="P5"/>
      <text:p text:style-name="P5">The precise breaking point of when numbers become hard to count, or comprehend, even though they are <text:span text:style-name="T6">finite, is when it becomes hard to produce a satisfactory equal representation from an unsatisfied number.</text:span></text:p>
      <text:p text:style-name="P5"/>
      <text:p text:style-name="P7">Furthermore, the measure rod used can be of arbitrary size, meaning that there is an associated smallest possible unsatisfied number for various definitions of measure rods, by imposing additional constraints.</text:p>
      <text:p text:style-name="P7"/>
      <text:p text:style-name="P7"><text:span text:style-name="T7">For example, there can be a constraint on the number of terms in the sum.</text:span></text:p>
      <text:p text:style-name="P6"/>
      <text:p text:style-name="P7"><text:tab/><text:span text:style-name="T7">3 terms and `n = 10`:</text:span></text:p>
      <text:p text:style-name="P7"/>
      <text:p text:style-name="P7"><text:span text:style-name="T7"><text:tab/><text:tab/>10 + 10 + 10 = 3 · 10 = 30<text:tab/><text:tab/>is smallest unsatisfied number</text:span></text:p>
      <text:p text:style-name="P7"/>
      <text:p text:style-name="P7"><text:tab/><text:span text:style-name="T7">`m` terms and `n`:</text:span></text:p>
      <text:p text:style-name="P7"/>
      <text:p text:style-name="P7"><text:tab/><text:tab/><text:span text:style-name="T7">m · n<text:tab/><text:tab/><text:tab/><text:tab/><text:tab/>is smallest unsatisfied number</text:span></text:p>
      <text:p text:style-name="P7"/>
      <text:p text:style-name="P8">Notice <text:span text:style-name="T8">that this definition, as odd it seems at first, precisely captures the intuition of when a number becomes “larger” than others.</text:span></text:p>
      <text:p text:style-name="P8"/>
      <text:p text:style-name="P9">One can also <text:span text:style-name="T9">think about this definition as open ended. Surely, in Set Theory and Peano arithmetic, </text:span><text:span text:style-name="T10">there are no bounds to limit satisfactory numbers, but once somebody tries to reason about what is known about numbers under bounded rationality, the question becomes more interesting, since there will always be some unsatisfied lowest number under constrained representations.</text:span></text:p>
      <text:p text:style-name="P9"/>
      <text:p text:style-name="P10">This notion of an unsatisfied lowest number in Set Theory is called a Hartogs’ number. Now, the question is: What happens when constructing the lowest unsatisfied number in relation to <text:span text:style-name="T13">the cardinality of natural numbers (`aleph</text:span><text:span text:style-name="T5">0</text:span><text:span text:style-name="T13">`)?<text:line-break/><text:line-break/><text:tab/>aleph</text:span><text:span text:style-name="T5">0</text:span><text:span text:style-name="T13"> + aleph</text:span><text:span text:style-name="T5">0</text:span><text:span text:style-name="T13"> + aleph</text:span><text:span text:style-name="T5">0</text:span><text:span text:style-name="T13"> + aleph</text:span><text:span text:style-name="T5">0</text:span><text:span text:style-name="T13"> + … == aleph</text:span><text:span text:style-name="T5">0</text:span><text:span text:style-name="T15">2</text:span><text:span text:style-name="T16"><text:tab/><text:tab/>&lt; 2</text:span><text:span text:style-name="T15">aleph0</text:span></text:p>
      <text:p text:style-name="P9"/>
      <text:p text:style-name="P11">This is lower than the cardinality of `2<text:span text:style-name="T14">aleph0</text:span>`, but it is not clear whether <text:span text:style-name="T17">this ordinal is in the set of real number cardinality, or less. This might be depending on the Continuum Hypothe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1-11T22:50:26.765763772</meta:creation-date>
    <dc:date>2023-01-12T02:28:20.980057653</dc:date>
    <meta:editing-duration>PT14M42S</meta:editing-duration>
    <meta:editing-cycles>1</meta:editing-cycles>
    <meta:document-statistic meta:table-count="0" meta:image-count="0" meta:object-count="0" meta:page-count="1" meta:paragraph-count="17" meta:word-count="404" meta:character-count="2434" meta:non-whitespace-character-count="2029"/>
    <meta:generator>LibreOffice/7.2.2.2$MacOSX_X86_64 LibreOffice_project/02b2acce88a210515b4a5bb2e46cbfb63fe97d56</meta:generator>
  </office:meta>
</office:document-meta>
</file>